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61f0580c-7fff-761d-2e51-37a47d62fdb7"/>Exercici 1</text:h>
      <text:p text:style-name="P2">select city, count(department_id) from locations l  join departments d on l.location_id = d.location_id group by city</text:p>
      <text:p text:style-name="Text_20_body"><text:line-break/></text:p>
      <text:h text:style-name="P1" text:outline-level="2"><text:bookmark text:name="docs-internal-guid-db7991aa-7fff-8e87-9109-3bb3c5237b29"/>Exercici 2</text:h>
      <text:p text:style-name="Text_20_body"/>
      <text:p text:style-name="P2">select city, count(department_id) from locations l full join departments d on l.location_id = d.location_id group by city</text:p>
      <text:p text:style-name="Text_20_body"><text:line-break/><text:bookmark text:name="docs-internal-guid-61773f35-7fff-aea9-1bf8-d519c18a6219"/><text:span text:style-name="T1">Exercici 3</text:span></text:p>
      <text:p text:style-name="Text_20_body"/>
      <text:p text:style-name="P2">select city, count(department_id) from locations l  join departments d on l.location_id = d.location_id group by city having count(department_id)&gt;1 </text:p>
      <text:p text:style-name="Text_20_body"><text:line-break/><text:bookmark text:name="docs-internal-guid-c2e2403b-7fff-c657-478c-db810f3087bb"/><text:span text:style-name="T1">Exercici 4</text:span></text:p>
      <text:p text:style-name="Text_20_body"/>
      <text:p text:style-name="P3">select department_name, country_name, count(employee_id), sum(salary), avg(salary) from employees e join departments d on e.department_id = d.department_id natural join locations l natural join countries c group by department_name, country_name order by country_name asc, avg(salary) desc; </text:p>
      <text:p text:style-name="Text_20_body"><text:line-break/><text:bookmark text:name="docs-internal-guid-3bfed57b-7fff-d92d-e8b3-ccb7146e8aef"/><text:span text:style-name="T1">Exercici 5</text:span></text:p>
      <text:p text:style-name="Text_20_body"/>
      <text:p text:style-name="P3">select department_name, country_name, count(employee_id), sum(salary), avg(salary) from employees e left  join departments d on e.department_id = d.department_id natural join locations l natural join countries c group by department_name, country_name order by country_name asc, avg(salary) desc</text:p>
      <text:p text:style-name="Text_20_body"><text:span text:style-name="T2"><text:line-break/></text:span><text:bookmark text:name="docs-internal-guid-03f25e36-7fff-fecf-e0ec-8c2d719081b0"/><text:span text:style-name="T1">Exercici 6</text:span></text:p>
      <text:p text:style-name="Text_20_body"/>
      <text:p text:style-name="P4"/>
      <text:p text:style-name="P2">select c.country_name, count(e.employee_id) as "Número DE empleats" from employees e JOIN departments d ON e.department_id = d.department_id NATURAL JOIN locations l NATURAL JOIN countries c GROUP BY c.country_name;</text:p>
      <text:p text:style-name="Text_20_body"><text:line-break/><text:bookmark text:name="docs-internal-guid-cab88e5c-7fff-1928-55d3-51835c8ce5d3"/><text:span text:style-name="T1">Exercici 7</text:span></text:p>
      <text:p text:style-name="P5"><text:soft-page-break/><text:line-break/></text:p>
      <text:p text:style-name="P2">select c.country_name, count(e.employee_id) as "Número d'empleats" from employees e LEFT JOIN departments d ON e.department_id = d.department_id NATURAL JOIN locations l NATURAL JOIN countries c GROUP BY c.country_name;</text:p>
      <text:p text:style-name="Text_20_body"><text:span text:style-name="T2"><text:line-break/></text:span><text:bookmark text:name="docs-internal-guid-5375a83d-7fff-2f27-3016-a1ee02eeec59"/><text:span text:style-name="T1">Exercici 8</text:span></text:p>
      <text:p text:style-name="Text_20_body"/>
      <text:p text:style-name="P2">SELECT e.first_name || ' ' || e.last_name AS “Nom”, e.hire_date AS “Data”, m.first_name || ' ' || m.last_name AS “Cap”, d.department_name AS “Departaments”, e.job_id AS “Opcupació” FROM employees e JOIN departments d ON e.department_id = d.department_id LEFT JOIN employees m ON d.manager_id = m.employee_id;</text:p>
      <text:p text:style-name="Text_20_body"><text:line-break/><text:bookmark text:name="docs-internal-guid-501a41de-7fff-9f22-c9f9-a0b322d5b281"/><text:span text:style-name="T1">Exercici 9</text:span></text:p>
      <text:p text:style-name="P5"><text:line-break/></text:p>
      <text:p text:style-name="P2">SELECT e.first_name || ' ' || e.last_name AS Nom, j.start_date AS "Data inici", j.end_date AS "Data fi", d.department_name AS Department, jo.job_title AS Ocupació FROM employees e JOIN departments d ON e.department_id = d.department_id JOIN job_history j ON e.employee_id = j.employee_id JOIN jobs jo ON j.job_id = jo.job_id ORDER BY j.start_date, e.first_name || ' ' || e.last_name;</text:p>
      <text:p text:style-name="Text_20_body"><text:line-break/><text:bookmark text:name="docs-internal-guid-3313a3a7-7fff-209f-278c-e54f28da367e"/><text:span text:style-name="T2"/></text:p>
      <text:p text:style-name="P2">Exercici 10</text:p>
      <text:p text:style-name="Text_20_body"/>
      <text:p text:style-name="P2">select  e.first_name || ' ' || e.last_name AS “Nom”, d.department_name from employees e full join departments d on e.manager_id = d.manager_id </text:p>
      <text:p text:style-name="Text_20_body"><text:line-break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42:48.342518938</meta:creation-date>
    <dc:date>2025-01-20T08:59:29.360239022</dc:date>
    <meta:editing-duration>PT3M57S</meta:editing-duration>
    <meta:editing-cycles>2</meta:editing-cycles>
    <meta:generator>LibreOffice/24.2.4.2$Linux_X86_64 LibreOffice_project/51a6219feb6075d9a4c46691dcfe0cd9c4fff3c2</meta:generator>
    <meta:document-statistic meta:table-count="0" meta:image-count="0" meta:object-count="0" meta:page-count="2" meta:paragraph-count="25" meta:word-count="317" meta:character-count="2351" meta:non-whitespace-character-count="2035"/>
  </office:meta>
</office:document-meta>
</file>